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64000000384CF6973C4E31F78E3.png" manifest:media-type="image/png"/>
  <manifest:file-entry manifest:full-path="Pictures/1000020100000640000003842215BB64384E027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03c5f7" officeooo:paragraph-rsid="0003c5f7"/>
    </style:style>
    <style:style style:name="P2" style:family="paragraph" style:parent-style-name="Standard">
      <style:text-properties officeooo:rsid="00089163" officeooo:paragraph-rsid="00089163"/>
    </style:style>
    <style:style style:name="P3" style:family="paragraph" style:parent-style-name="Standard">
      <style:text-properties officeooo:rsid="00089163" officeooo:paragraph-rsid="00089163"/>
    </style:style>
    <style:style style:name="T1" style:family="text">
      <style:text-properties officeooo:rsid="00059d7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992cm, 7.594cm, 4.203cm, 12.27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0.272cm" svg:y="0.748cm" svg:width="14.977cm" svg:height="9.932cm" draw:z-index="0"><draw:image xlink:href="Pictures/1000020100000640000003842215BB64384E0271.png" xlink:type="simple" xlink:show="embed" xlink:actuate="onLoad" loext:mime-type="image/png"/></draw:frame></text:p>
      <text:p text:style-name="P2"/>
      <text:p text:style-name="P2"><draw:frame draw:style-name="fr2" draw:name="Image2" text:anchor-type="paragraph" svg:width="17cm" svg:height="9.562cm" draw:z-index="1"><draw:image xlink:href="Pictures/100002010000064000000384CF6973C4E31F78E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3c5f7" officeooo:paragraph-rsid="0003c5f7"/>
    </style:style>
    <style:style style:name="MT1" style:family="text">
      <style:text-properties officeooo:rsid="00059d7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Anish Anjali <text:span text:style-name="MT1">21MCA005</text:span><text:tab/><text:tab/>Networking &amp; System <text:span text:style-name="MT1">Administration LAB</text:span></text:p>
      </style:header>
      <style:footer>
        <text:p text:style-name="Footer"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2T14:03:52.616440044</meta:creation-date>
    <dc:date>2022-03-22T16:07:19.534361360</dc:date>
    <meta:editing-duration>PT22M40S</meta:editing-duration>
    <meta:editing-cycles>3</meta:editing-cycles>
    <meta:generator>LibreOffice/6.0.7.3$Linux_X86_64 LibreOffice_project/00m0$Build-3</meta:generator>
    <meta:document-statistic meta:table-count="0" meta:image-count="2" meta:object-count="0" meta:page-count="1" meta:paragraph-count="2" meta:word-count="9" meta:character-count="63" meta:non-whitespace-character-count="54"/>
  </office:meta>
</office:document-meta>
</file>